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0B4000024979B37F87E.svm"/>
  <manifest:file-entry manifest:media-type="" manifest:full-path="Pictures/2000000700003FE0000023F93BCEC5B2.svm"/>
  <manifest:file-entry manifest:media-type="" manifest:full-path="Pictures/2000000700004138000024B29C121D59.svm"/>
  <manifest:file-entry manifest:media-type="" manifest:full-path="Pictures/2000000700004663000028859D31DE5C.svm"/>
  <manifest:file-entry manifest:media-type="" manifest:full-path="Pictures/2000000700003A80000022F0293FA0FD.svm"/>
  <manifest:file-entry manifest:media-type="" manifest:full-path="Pictures/2000000700004065000025504FB4B29B.svm"/>
  <manifest:file-entry manifest:media-type="" manifest:full-path="Pictures/2000003700004F640000054CB771BAB1.svm"/>
  <manifest:file-entry manifest:media-type="" manifest:full-path="Pictures/2000002B00004F640000054C00D15A4C.svm"/>
  <manifest:file-entry manifest:media-type="" manifest:full-path="Pictures/2000002B00004F640000054CFFDC4CB2.svm"/>
  <manifest:file-entry manifest:media-type="" manifest:full-path="Pictures/2000002B00004F640000054CBA239E0D.svm"/>
  <manifest:file-entry manifest:media-type="" manifest:full-path="Pictures/2000002B00004F640000054C0D52B037.svm"/>
  <manifest:file-entry manifest:media-type="" manifest:full-path="Pictures/2000002B00004F640000054CE5EEA4D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language="pt" fo:country="BR" fo:font-style="italic" style:font-style-asian="italic" style:font-style-complex="italic"/>
    </style:style>
    <style:style style:name="T4" style:family="text">
      <style:text-properties fo:language="pt" fo:country="BR" fo:font-style="normal" style:font-style-asian="normal" style:font-style-complex="normal"/>
    </style:style>
    <style:style style:name="T5"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de Informática UFPE</text:p>
      <text:p text:style-name="P4">Aprendizagem de M<text:span text:style-name="T1">áquina – 2015.1</text:span></text:p>
      <text:p text:style-name="P4"><text:span text:style-name="T1">Aluno: Danilo Neves Ribeiro (dnr2)</text:span></text:p>
      <text:p text:style-name="Standard"><text:span text:style-name="T1"/></text:p>
      <text:p text:style-name="P3"><text:span text:style-name="T1">Relatório - Lista de Exercício #1</text:span></text:p>
      <text:p text:style-name="P2"><text:span text:style-name="T1"/></text:p>
      <text:p text:style-name="P2"><text:span text:style-name="T1">1 – Metodologia dos Experimentos</text:span></text:p>
      <text:p text:style-name="P2"><text:span text:style-name="T1"/></text:p>
      <text:p text:style-name="P5"><text:span text:style-name="T1"><text:tab/>Os experimentos foram realizados utilizando as seguintes bases do UCI, que seguiam o padrão de base de dados que foram pedidos em cada uma das questões. Foram priorizados bases de dados que continham um número razoável de instâncias e classes (não muito pequenos para ter um resultado significativo, mas não tão grande para não denegrir a performance). <text:s/>Segue a lista das bases com seus links:</text:span></text:p>
      <text:p text:style-name="P4"><text:span text:style-name="T1"/></text:p>
      <text:p text:style-name="P4"><text:span text:style-name="T1">PROBLEMA 1 - </text:span></text:p>
      <text:p text:style-name="P4"><text:span text:style-name="T1">Base Iris: </text:span><text:a xlink:type="simple" xlink:href="https://archive.ics.uci.edu/ml/datasets/Iris">https://archive.ics.uci.edu/ml/datasets/Iris</text:a></text:p>
      <text:p text:style-name="P4"><text:span text:style-name="T1">Base Transfusion: </text:span><text:a xlink:type="simple" xlink:href="https://archive.ics.uci.edu/ml/datasets/Blood+Transfusion+Service+Center">https://archive.ics.uci.edu/ml/datasets/Blood+Transfusion+Service+Center</text:a></text:p>
      <text:p text:style-name="P4"><text:span text:style-name="T1"/></text:p>
      <text:p text:style-name="P4"><text:span text:style-name="T1">PROBLEM 2 - </text:span></text:p>
      <text:p text:style-name="P4"><text:span text:style-name="T1">Base Tic-Tac-Toe Endgame: </text:span><text:a xlink:type="simple" xlink:href="https://archive.ics.uci.edu/ml/datasets/Tic-Tac-Toe+Endgame">https://archive.ics.uci.edu/ml/datasets/Tic-Tac-Toe+Endgame</text:a></text:p>
      <text:p text:style-name="P4"><text:span text:style-name="T1">Base Congressional Voting: </text:span><text:a xlink:type="simple" xlink:href="https://archive.ics.uci.edu/ml/datasets/Congressional+Voting+Records">https://archive.ics.uci.edu/ml/datasets/Congressional+Voting+Records</text:a></text:p>
      <text:p text:style-name="P4"><text:span text:style-name="T1"/></text:p>
      <text:p text:style-name="P4"><text:span text:style-name="T1">PROBLEM 3 - </text:span></text:p>
      <text:p text:style-name="P4"><text:span text:style-name="T1">Base Acute Inflammations: </text:span><text:a xlink:type="simple" xlink:href="https://archive.ics.uci.edu/ml/datasets/Credit+Approval">https://archive.ics.uci.edu/ml/datasets/Credit+Approval</text:a></text:p>
      <text:p text:style-name="P4"><text:span text:style-name="T1">Base Credit Approval: </text:span><text:a xlink:type="simple" xlink:href="https://archive.ics.uci.edu/ml/datasets/Acute+Inflammations">https://archive.ics.uci.edu/ml/datasets/Acute+Inflammations</text:a><text:span text:style-name="T1"> <text:s text:c="3"/></text:span></text:p>
      <text:p text:style-name="P5"><text:span text:style-name="T1"/></text:p>
      <text:p text:style-name="P5"><text:span text:style-name="T1"><text:tab/>Para implementação dos algoritmos foi utilizado a lingaugem de programação em python, juntamente com algumas bibliotecas que facilitaram a leitura dos dados, manipulação de matrizes e operações matemáticas. </text:span></text:p>
      <text:p text:style-name="P5"><text:span text:style-name="T1"/></text:p>
      <text:p text:style-name="P4"><text:span text:style-name="T1"><text:tab/>As bases de dados foram aleatoriamente embaralhadas utilizando a função shuffle da biblioteca numpy. A razão entre o número de instâncias de treinamento em relação ao total foi de 70%, já o número de instâncias para teste foi de 30%. Não foi necessário separar dados para validação. </text:span></text:p>
      <text:p text:style-name="P4"><text:span text:style-name="T1"/></text:p>
      <text:p text:style-name="P2"><text:span text:style-name="T1">2 – Resultados</text:span></text:p>
      <text:p text:style-name="P4"><text:span text:style-name="T1"/></text:p>
      <text:p text:style-name="P5"><text:span text:style-name="T1"><text:tab/>Todas as questões trataram do algoritmo k-NN, variando apenas a base de dados, tipo de distância, <text:s/>classificador com e sem peso, e variação dos valores de k = {1,2,3,5,7,9,11,13,15}. Assim será exposto de forma agrupada a taxa de acerto de acordo com a variação de valores k, e classificador com e sem peso. Diferentes distãncias e bases de dados serão mostradas em diferentes gráficos e tabelas para facilitar a visualização. </text:span></text:p>
      <text:p text:style-name="P5"><text:span text:style-name="T1"/></text:p>
      <text:p text:style-name="P5"><text:span text:style-name="T2">OBS:</text:span><text:span text:style-name="T1"> As primeiras linhas das tabelas correspondem as distâncias sem preso, já a segunda linha a distâncias com peso. Tais </text:span><text:span text:style-name="T3">labels</text:span><text:span text:style-name="T1"> foram omitidas para melhor visualização dos valores.</text:span></text:p>
      <text:p text:style-name="P4"/>
      <text:p text:style-name="P4"/>
      <text:p text:style-name="P4"><text:span text:style-name="T1"/></text:p>
      <text:p text:style-name="P4"/>
      <text:p text:style-name="P4"/>
      <text:p text:style-name="P4"><text:soft-page-break/></text:p>
      <text:p text:style-name="P4"><text:span text:style-name="T1"/></text:p>
      <text:p text:style-name="P4"><text:span text:style-name="T1"/></text:p>
      <text:p text:style-name="P2"><text:span text:style-name="T1">PROBLEMA 1 – Base Iris</text:span></text:p>
      <text:p text:style-name="P4"/>
      <text:p text:style-name="P4"><draw:frame draw:style-name="fr1" draw:name="graphics1" text:anchor-type="paragraph" svg:width="6.9252in" svg:height="0.4618in" draw:z-index="0"><draw:image xlink:href="Pictures/2000002B00004F640000054CBA239E0D.svm" xlink:type="simple" xlink:show="embed" xlink:actuate="onLoad"/></draw:frame></text:p>
      <text:p text:style-name="P4"><draw:frame draw:style-name="fr2" draw:name="graphics2" text:anchor-type="paragraph" svg:x="0.7228in" svg:y="0.0957in" svg:width="5.8957in" svg:height="3.5217in" draw:z-index="1"><draw:image xlink:href="Pictures/2000000700003A80000022F0293FA0FD.svm" xlink:type="simple" xlink:show="embed" xlink:actuate="onLoad"/></draw:frame><text:span text:style-name="T1"/></text:p>
      <text:p text:style-name="P2"><text:span text:style-name="T1">PROBLEMA 1 – Base Transfusion</text:span></text:p>
      <text:p text:style-name="P4"><text:span text:style-name="T1"/></text:p>
      <text:p text:style-name="P4"><draw:frame draw:style-name="fr1" draw:name="graphics3" text:anchor-type="paragraph" svg:width="6.9252in" svg:height="0.4618in" draw:z-index="2"><draw:image xlink:href="Pictures/2000002B00004F640000054CFFDC4CB2.svm" xlink:type="simple" xlink:show="embed" xlink:actuate="onLoad"/></draw:frame><text:span text:style-name="T1"/></text:p>
      <text:p text:style-name="P4"><draw:frame draw:style-name="fr3" draw:name="graphics4" text:anchor-type="paragraph" svg:width="5.8043in" svg:height="3.0173in" draw:z-index="3"><draw:image xlink:href="Pictures/2000000700004663000028859D31DE5C.svm" xlink:type="simple" xlink:show="embed" xlink:actuate="onLoad"/></draw:frame><text:span text:style-name="T1"/></text:p>
      <text:p text:style-name="P4"><text:soft-page-break/><text:span text:style-name="T1"/></text:p>
      <text:p text:style-name="P2"><text:span text:style-name="T1">PROBLEMA 2 - Base Tic-Tac-Toe Endgame</text:span></text:p>
      <text:p text:style-name="P4"><text:span text:style-name="T1"/></text:p>
      <text:p text:style-name="P4"><draw:frame draw:style-name="fr1" draw:name="graphics5" text:anchor-type="paragraph" svg:width="6.9252in" svg:height="0.4618in" draw:z-index="4"><draw:image xlink:href="Pictures/2000002B00004F640000054C00D15A4C.svm" xlink:type="simple" xlink:show="embed" xlink:actuate="onLoad"/></draw:frame></text:p>
      <text:p text:style-name="P4"><draw:frame draw:style-name="fr3" draw:name="graphics6" text:anchor-type="paragraph" svg:width="6.5728in" svg:height="3.6984in" draw:z-index="5"><draw:image xlink:href="Pictures/2000000700004138000024B29C121D59.svm" xlink:type="simple" xlink:show="embed" xlink:actuate="onLoad"/></draw:frame></text:p>
      <text:p text:style-name="P2"><text:span text:style-name="T1">PROBLEMA 2 - Base Congressional Voting</text:span></text:p>
      <text:p text:style-name="P4"><text:span text:style-name="T1"/></text:p>
      <text:p text:style-name="P4"><draw:frame draw:style-name="fr1" draw:name="graphics7" text:anchor-type="paragraph" svg:width="6.9252in" svg:height="0.4618in" draw:z-index="6"><draw:image xlink:href="Pictures/2000003700004F640000054CB771BAB1.svm" xlink:type="simple" xlink:show="embed" xlink:actuate="onLoad"/></draw:frame><text:span text:style-name="T1"/></text:p>
      <text:p text:style-name="P4"><draw:frame draw:style-name="fr3" draw:name="graphics8" text:anchor-type="paragraph" svg:width="6.1819in" svg:height="3.2071in" draw:z-index="7"><draw:image xlink:href="Pictures/2000000700004065000025504FB4B29B.svm" xlink:type="simple" xlink:show="embed" xlink:actuate="onLoad"/></draw:frame><text:span text:style-name="T1"/></text:p>
      <text:p text:style-name="P2"><text:soft-page-break/><text:span text:style-name="T1">PROBLEMA 3 - Base Acute Inflammations</text:span></text:p>
      <text:p text:style-name="P4"><text:span text:style-name="T1"/></text:p>
      <text:p text:style-name="P4"><draw:frame draw:style-name="fr2" draw:name="graphics9" text:anchor-type="paragraph" svg:x="0in" svg:y="0in" svg:width="6.9252in" svg:height="0.4618in" draw:z-index="8"><draw:image xlink:href="Pictures/2000002B00004F640000054C0D52B037.svm" xlink:type="simple" xlink:show="embed" xlink:actuate="onLoad"/></draw:frame><text:span text:style-name="T1"/></text:p>
      <text:p text:style-name="P4"><draw:frame draw:style-name="fr3" draw:name="graphics10" text:anchor-type="paragraph" svg:width="6.4374in" svg:height="3.6256in" draw:z-index="9"><draw:image xlink:href="Pictures/2000000700003FE0000023F93BCEC5B2.svm" xlink:type="simple" xlink:show="embed" xlink:actuate="onLoad"/></draw:frame><text:span text:style-name="T1"/></text:p>
      <text:p text:style-name="P2"><text:span text:style-name="T1">PROBLEMA 3 - Base Credit Approval</text:span></text:p>
      <text:p text:style-name="P4"><text:span text:style-name="T1"/></text:p>
      <text:p text:style-name="P4"><draw:frame draw:style-name="fr1" draw:name="graphics11" text:anchor-type="paragraph" svg:width="6.9252in" svg:height="0.4618in" draw:z-index="10"><draw:image xlink:href="Pictures/2000002B00004F640000054CE5EEA4D0.svm" xlink:type="simple" xlink:show="embed" xlink:actuate="onLoad"/></draw:frame><text:span text:style-name="T1"/></text:p>
      <text:p text:style-name="P4"><draw:frame draw:style-name="fr3" draw:name="graphics12" text:anchor-type="paragraph" svg:width="5.8402in" svg:height="3.0866in" draw:z-index="11"><draw:image xlink:href="Pictures/20000007000040B4000024979B37F87E.svm" xlink:type="simple" xlink:show="embed" xlink:actuate="onLoad"/></draw:frame><text:span text:style-name="T1"/></text:p>
      <text:p text:style-name="P4"><text:span text:style-name="T1"/></text:p>
      <text:p text:style-name="P2"><text:soft-page-break/><text:span text:style-name="T1">3 – Análise dos Resultados</text:span></text:p>
      <text:p text:style-name="P2"><text:span text:style-name="T1"/></text:p>
      <text:p text:style-name="P5"><text:span text:style-name="T1"><text:tab/>É possível observar a partir dos resultados que a tendência é que a taxa de acerto aumente com o aumento do valor k (algo que era esperado), apenas a base </text:span><text:span text:style-name="T3">Congressional Voting</text:span><text:span text:style-name="T1"> não teve esse comportamento. </text:span></text:p>
      <text:p text:style-name="P5"><text:span text:style-name="T1"><text:tab/>Quanto a variação do uso de peso para os classificadores, não ficou claro qual é melhor, apesar <text:s/>que é possível notar que para bases de dados com apenas valores numéricos (problema 1) os classificadores sem uso do peso tem resultados tão bons ou melhores quanto os com peso, <text:s/>e o oposto ocorre para dados com valores categóricos (problema 2), onde os cassificadores com peso normalmente tem melhores resultados que os sem peso. Esse padrão se extende também para bases mistas já que a base</text:span><text:span text:style-name="T3"> Acute Inflammations</text:span><text:span text:style-name="T1"> tem mais dados numéricos que a base <text:s/></text:span><text:span text:style-name="T3">Credit Approval </text:span><text:span text:style-name="T4">e o comportamento foi que </text:span><text:span text:style-name="T3">Acute Inflammations</text:span><text:span text:style-name="T4"> foi melhor sem pesos, e <text:s/></text:span><text:span text:style-name="T3">Credit Approval </text:span><text:span text:style-name="T4">foi melhor com pesos.</text:span></text:p>
      <text:p text:style-name="P5"><text:span text:style-name="T1"><text:tab/>A variação do tempo de execução se mostrou indiferente a variação do parâmetro k e ao uso do peso, contudo foi bastante sensível ao número de instâncias das bases. Foi possível notar também que para problemas com o cálculo da distância utilizando o Value Difference Metric o tempo de execução aumentou bastante, já que é necessário fazer um processamento das probabilidades envolvidas na fórmula. </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23:17:59.86</meta:creation-date>
    <dc:date>2015-04-16T01:04:25.26</dc:date>
    <meta:editing-duration>PT1H46M23S</meta:editing-duration>
    <meta:editing-cycles>6</meta:editing-cycles>
    <meta:generator>OpenOffice/4.0.1$Win32 OpenOffice.org_project/401m5$Build-9714</meta:generator>
    <meta:document-statistic meta:table-count="0" meta:image-count="12" meta:object-count="0" meta:page-count="5" meta:paragraph-count="30" meta:word-count="549" meta:character-count="3692"/>
  </office:meta>
</office:document-meta>
</file>